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1.066in"/>
    </style:style>
    <style:style style:name="ta1co2" style:family="table-column">
      <style:table-column-properties fo:break-before="auto" style:column-width="1.618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618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11_floors.lp</text:p>
          </table:table-cell>
          <table:table-cell office:value-type="float" office:value="1.43413"/>
          <table:table-cell office:value-type="float" office:value="0.05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2.0"/>
          <table:table-cell office:value-type="float" office:value="29.0"/>
          <table:table-cell office:value-type="float" office:value="1097.0"/>
          <table:table-cell office:value-type="float" office:value="3471.0"/>
          <table:table-cell office:value-type="float" office:value="1043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594.0"/>
          <table:table-cell office:value-type="float" office:value="2825.0"/>
          <table:table-cell office:value-type="float" office:value="2441.0"/>
          <table:table-cell office:value-type="float" office:value="2067.0"/>
          <table:table-cell office:value-type="float" office:value="1667.0"/>
          <table:table-cell office:value-type="float" office:value="76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9_floors.lp</text:p>
          </table:table-cell>
          <table:table-cell office:value-type="float" office:value="1.67234"/>
          <table:table-cell office:value-type="float" office:value="0.034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25.0"/>
          <table:table-cell office:value-type="float" office:value="32.0"/>
          <table:table-cell office:value-type="float" office:value="1030.0"/>
          <table:table-cell office:value-type="float" office:value="3243.0"/>
          <table:table-cell office:value-type="float" office:value="1044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95.0"/>
          <table:table-cell office:value-type="float" office:value="2882.0"/>
          <table:table-cell office:value-type="float" office:value="2485.0"/>
          <table:table-cell office:value-type="float" office:value="2088.0"/>
          <table:table-cell office:value-type="float" office:value="1638.0"/>
          <table:table-cell office:value-type="float" office:value="76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